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84af7" officeooo:paragraph-rsid="0008d434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4af7" officeooo:paragraph-rsid="0008d43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08d43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08d4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08d43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paragraph-rsid="0008d43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84af7" officeooo:paragraph-rsid="0008d434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077d8c" officeooo:paragraph-rsid="0008d434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8fa2c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8d434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8fa2c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fa2c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7d8c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077d8c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077d8c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084af7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084af7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4af7" officeooo:paragraph-rsid="0008d43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77d8c" officeooo:paragraph-rsid="0008d43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08fa2c" officeooo:paragraph-rsid="0008d434" style:font-size-asian="12pt" style:font-size-complex="12pt"/>
    </style:style>
    <style:style style:name="P22" style:family="paragraph">
      <style:paragraph-properties fo:text-align="center"/>
    </style:style>
    <style:style style:name="T1" style:family="text">
      <style:text-properties officeooo:rsid="0008fa2c"/>
    </style:style>
    <style:style style:name="T2" style:family="text">
      <style:text-properties officeooo:rsid="00084af7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084af7" style:font-style-asian="italic" style:font-style-complex="italic"/>
    </style:style>
    <style:style style:name="T6" style:family="text">
      <style:text-properties fo:font-style="italic" style:text-underline-style="none" officeooo:rsid="000a094e" style:font-style-asian="italic" style:font-style-complex="italic"/>
    </style:style>
    <style:style style:name="T7" style:family="text">
      <style:text-properties fo:font-style="italic" style:text-underline-style="none" officeooo:rsid="000beabe" style:font-style-asian="italic" style:font-style-complex="italic"/>
    </style:style>
    <style:style style:name="T8" style:family="text">
      <style:text-properties fo:font-style="italic" style:text-underline-style="none" officeooo:rsid="0008d434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84af7" style:font-style-asian="italic" style:font-weight-asian="bold" style:font-style-complex="italic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0ac66b"/>
    </style:style>
    <style:style style:name="T13" style:family="text">
      <style:text-properties fo:font-weight="bold" officeooo:rsid="000ac66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e dritte Phase der </text:span>Weimarer Republik (1929-33)</text:p>
      <text:p text:style-name="P3"/>
      <text:p text:style-name="P5">Aufgabe: Fertige eine Titelseite einer Zeitung zur <text:span text:style-name="T2">dritten Phase der WR</text:span> an. (siehe <text:s/>Kriterien)</text:p>
      <text:p text:style-name="P5"/>
      <text:p text:style-name="P4">Gruppe 1:<text:span text:style-name="T3"> </text:span><text:span text:style-name="T5">Weltwirtschaftskrise </text:span><text:span text:style-name="T6">(5 S) </text:span><text:span text:style-name="T8">Carl, Steven, Elias, Victoria, Johannes</text:span></text:p>
      <text:p text:style-name="P6"/>
      <text:p text:style-name="P9">Gruppe2:<text:span text:style-name="T4"> </text:span><text:span text:style-name="T5">Präsidialkabinette </text:span><text:span text:style-name="T6">(</text:span><text:span text:style-name="T7">5</text:span><text:span text:style-name="T6"> S) </text:span><text:span text:style-name="T8">Danylo, Levinia, Hermine, Finn, Sansao</text:span></text:p>
      <text:p text:style-name="P6"/>
      <text:p text:style-name="P9"><draw:line text:anchor-type="paragraph" draw:z-index="0" draw:name="Form1" draw:style-name="gr1" draw:text-style-name="P22" svg:x1="5.431cm" svg:y1="0.271cm" svg:x2="6.489cm" svg:y2="0.245cm"><text:p/></draw:line>Gruppe 3:<text:span text:style-name="T3"> </text:span><text:span text:style-name="T5">Aufstieg der NSDAP <text:s text:c="11"/>Machtergreifung oder Machtübernahme 30.01.1933 ? </text:span><text:span text:style-name="T6">(</text:span><text:span text:style-name="T7">5</text:span><text:span text:style-name="T6"> S)</text:span></text:p>
      <text:p text:style-name="P9"><text:span text:style-name="T6"><text:s text:c="16"/></text:span><text:span text:style-name="T8">Maciej, Michelle, Marie, Luka, Moritz</text:span></text:p>
      <text:p text:style-name="P6"/>
      <text:p text:style-name="P9">Gruppe 4:<text:span text:style-name="T3"> </text:span><text:span text:style-name="T5">Ursachen für den Untergang der WR </text:span><text:span text:style-name="T6">(5 S) </text:span><text:span text:style-name="T8">Ian, Magnus, Paul, Monice, Henrike</text:span></text:p>
      <text:p text:style-name="P7"/>
      <text:p text:style-name="P11">vorgeschlagene Videos:</text:p>
      <text:p text:style-name="P13"/>
      <text:list xml:id="list1769008506" text:style-name="L1">
        <text:list-item>
          <text:p text:style-name="P12"><text:s/>youtube: WWK (6:51); Aufstieg der NSDAP (6:10)</text:p>
        </text:list-item>
        <text:list-item>
          <text:p text:style-name="P21"><text:span text:style-name="T11"><text:s/>youtube: Abi-Kurs Geschichte 17: Das Ende der WR (16:19)</text:span></text:p>
        </text:list-item>
      </text:list>
      <text:p text:style-name="P13"/>
      <text:p text:style-name="P6"/>
      <text:p text:style-name="P8">Kriterien Beurteilung Zeitungsseite</text:p>
      <text:p text:style-name="P8"/>
      <text:p text:style-name="P14">2 Pkt.: <text:s/>der gewählte <text:span text:style-name="T9">Schwerpunkt</text:span> <text:span text:style-name="T2">wird </text:span>klar</text:p>
      <text:p text:style-name="P14"/>
      <text:p text:style-name="P14">2 Pkt.: <text:s/>der <text:span text:style-name="T9">Entstehungszeitpunkt</text:span> <text:span text:style-name="T2">wird </text:span>deutlich</text:p>
      <text:list xml:id="list2095119422" text:style-name="L5">
        <text:list-item>
          <text:p text:style-name="P15">Sch<text:span text:style-name="T2">r</text:span>eibt er als emotional Betroffener ?</text:p>
        </text:list-item>
        <text:list-item>
          <text:p text:style-name="P15">Schreibt er mit einem zeitlichen Abstand wertend als Nachfahre dieser Zeit ?</text:p>
        </text:list-item>
      </text:list>
      <text:p text:style-name="P14"/>
      <text:p text:style-name="P14"><text:span text:style-name="T12">3</text:span> Pkt.: <text:span text:style-name="T10">Intention</text:span><text:span text:style-name="T2"> wird sichtbar, </text:span><text:span text:style-name="T13">Position des Schreibers</text:span><text:span text:style-name="T12"> wird deutlich</text:span></text:p>
      <text:list xml:id="list3901011131" text:style-name="L6">
        <text:list-item>
          <text:p text:style-name="P17">Ablehnung oder Zustimmung, je nach politischer Ausrichtung</text:p>
        </text:list-item>
      </text:list>
      <text:p text:style-name="P14"/>
      <text:p text:style-name="P20"><text:span text:style-name="T12">8</text:span> Pkt. Layout</text:p>
      <text:p text:style-name="P14"/>
      <text:p text:style-name="P14">1 Pkt.: Titelzeile/Unterzeile – reißerisch bis wertend</text:p>
      <text:p text:style-name="P14"/>
      <text:p text:style-name="P14">1 Pkt.: Ausbau von Wichtigsten bis Randnotizen</text:p>
      <text:p text:style-name="P14"/>
      <text:p text:style-name="P14"><text:span text:style-name="T12">6</text:span> Pkt.: optische Aufmachung/Orginalität</text:p>
      <text:list xml:id="list2968554199" text:style-name="L7">
        <text:list-item>
          <text:p text:style-name="P16">Schriftart</text:p>
        </text:list-item>
        <text:list-item>
          <text:p text:style-name="P16">Blocksatz</text:p>
        </text:list-item>
        <text:list-item>
          <text:p text:style-name="P16">Bilder</text:p>
        </text:list-item>
        <text:list-item>
          <text:p text:style-name="P16">Kommentare</text:p>
        </text:list-item>
        <text:list-item>
          <text:p text:style-name="P16">wie ist der „Rest“ der Seite gestaltet</text:p>
        </text:list-item>
        <text:list-item>
          <text:p text:style-name="P18">Rechtschreibung/Grammatik/Ausdruck</text:p>
        </text:list-item>
      </text:list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3:12:56.642000000</meta:creation-date>
    <dc:date>2020-12-04T13:27:21.946000000</dc:date>
    <meta:editing-duration>PT3M35S</meta:editing-duration>
    <meta:editing-cycles>1</meta:editing-cycles>
    <meta:document-statistic meta:table-count="0" meta:image-count="0" meta:object-count="0" meta:page-count="1" meta:paragraph-count="27" meta:word-count="184" meta:character-count="1285" meta:non-whitespace-character-count="1106"/>
    <meta:generator>LibreOffice/6.0.6.2$Windows_X86_64 LibreOffice_project/0c292870b25a325b5ed35f6b45599d2ea4458e77</meta:generator>
  </office:meta>
</office:document-meta>
</file>